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DejaVu Sans Mono" svg:font-family="DejaVu Sans Mono" style:font-family-generic="modern" style:font-pitch="fixed" svg:panose-1="2 11 6 9 3 8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list-style-name="LFO1" style:family="paragraph">
      <style:paragraph-properties fo:break-before="page" fo:text-align="justify" fo:margin-bottom="0.1666in" fo:line-height="100%" fo:background-color="#FFFFFF"/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2" style:parent-style-name="Normal" style:list-style-name="LFO1" style:family="paragraph">
      <style:paragraph-properties fo:text-align="justify" fo:margin-bottom="0.1666in" fo:line-height="100%" fo:background-color="#FFFFFF"/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3" style:parent-style-name="Normal" style:list-style-name="LFO1" style:family="paragraph">
      <style:paragraph-properties fo:text-align="justify" fo:margin-bottom="0.1666in" fo:line-height="100%" fo:background-color="#FFFFFF"/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4" style:parent-style-name="Normal" style:list-style-name="LFO1" style:family="paragraph">
      <style:paragraph-properties fo:text-align="justify" fo:margin-bottom="0.1666in" fo:line-height="100%" fo:background-color="#FFFFFF"/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5" style:parent-style-name="Normal" style:list-style-name="LFO1" style:family="paragraph">
      <style:paragraph-properties fo:text-align="justify" fo:margin-bottom="0.1666in" fo:line-height="100%" fo:background-color="#FFFFFF"/>
    </style:style>
    <style:style style:name="T6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7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8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9" style:parent-style-name="Normal" style:list-style-name="LFO1" style:family="paragraph">
      <style:paragraph-properties fo:text-align="justify" fo:margin-bottom="0.1666in" fo:line-height="100%" fo:background-color="#FFFFFF"/>
    </style:style>
    <style:style style:name="T10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11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12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13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14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15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16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17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18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19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20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21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22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23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24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25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P26" style:parent-style-name="Normal" style:list-style-name="LFO1" style:family="paragraph">
      <style:paragraph-properties fo:text-align="justify" fo:margin-bottom="0.1666in" fo:line-height="100%" fo:background-color="#FFFFFF"/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27" style:parent-style-name="Normal" style:list-style-name="LFO1" style:family="paragraph">
      <style:paragraph-properties fo:text-align="justify" fo:margin-bottom="0.1666in" fo:line-height="100%" fo:background-color="#FFFFFF"/>
    </style:style>
    <style:style style:name="T28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29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30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31" style:parent-style-name="Normal" style:list-style-name="LFO1" style:family="paragraph">
      <style:paragraph-properties fo:text-align="justify" fo:margin-bottom="0.1666in" fo:line-height="100%" fo:background-color="#FFFFFF"/>
    </style:style>
    <style:style style:name="T32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33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 fo:language="en"/>
    </style:style>
    <style:style style:name="T34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35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36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37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38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39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40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41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42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43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44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45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46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47" style:parent-style-name="Normal" style:list-style-name="LFO1" style:family="paragraph">
      <style:paragraph-properties fo:text-align="justify" fo:margin-bottom="0.1666in" fo:line-height="100%" fo:background-color="#FFFFFF"/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48" style:parent-style-name="Normal" style:list-style-name="LFO1" style:family="paragraph">
      <style:paragraph-properties fo:text-align="justify" fo:margin-bottom="0.1666in" fo:line-height="100%" fo:background-color="#FFFFFF"/>
    </style:style>
    <style:style style:name="T49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50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51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52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53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54" style:parent-style-name="Normal" style:list-style-name="LFO1" style:family="paragraph">
      <style:paragraph-properties fo:text-align="justify" fo:margin-bottom="0.1666in" fo:line-height="100%" fo:background-color="#FFFFFF"/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55" style:parent-style-name="Normal" style:list-style-name="LFO1" style:family="paragraph">
      <style:paragraph-properties fo:text-align="justify" fo:margin-bottom="0.1666in" fo:line-height="100%" fo:background-color="#FFFFFF"/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56" style:parent-style-name="Normal" style:list-style-name="LFO1" style:family="paragraph">
      <style:paragraph-properties fo:text-align="justify" fo:margin-bottom="0.1666in" fo:line-height="100%" fo:background-color="#FFFFFF"/>
    </style:style>
    <style:style style:name="T57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58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59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60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61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62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63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64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65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66" style:parent-style-name="Normal" style:family="paragraph">
      <style:paragraph-properties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7" style:parent-style-name="Fuentedepárrafopredeter." style:family="text">
      <style:text-properties style:font-name="Consolas" style:font-name-asian="Times New Roman" style:font-name-complex="Courier New" fo:color="#669900" style:letter-kerning="false" fo:font-size="9pt" style:font-size-asian="9pt" style:font-size-complex="9pt"/>
    </style:style>
    <style:style style:name="T68" style:parent-style-name="Fuentedepárrafopredeter." style:family="text">
      <style:text-properties style:font-name="Consolas" style:font-name-asian="Times New Roman" style:font-name-complex="Courier New" fo:color="#999999" style:letter-kerning="false" fo:font-size="9pt" style:font-size-asian="9pt" style:font-size-complex="9pt"/>
    </style:style>
    <style:style style:name="T69" style:parent-style-name="Fuentedepárrafopredeter." style:family="text">
      <style:text-properties style:font-name="Consolas" style:font-name-asian="Times New Roman" style:font-name-complex="Courier New" fo:color="#000000" style:letter-kerning="false" fo:font-size="9pt" style:font-size-asian="9pt" style:font-size-complex="9pt"/>
    </style:style>
    <style:style style:name="T70" style:parent-style-name="Fuentedepárrafopredeter." style:family="text">
      <style:text-properties style:font-name="Consolas" style:font-name-asian="Times New Roman" style:font-name-complex="Courier New" fo:color="#999999" style:letter-kerning="false" fo:font-size="9pt" style:font-size-asian="9pt" style:font-size-complex="9pt"/>
    </style:style>
    <style:style style:name="T71" style:parent-style-name="Fuentedepárrafopredeter." style:family="text">
      <style:text-properties style:font-name="Consolas" style:font-name-asian="Times New Roman" style:font-name-complex="Courier New" fo:color="#000000" style:letter-kerning="false" fo:font-size="9pt" style:font-size-asian="9pt" style:font-size-complex="9pt"/>
    </style:style>
    <style:style style:name="P72" style:parent-style-name="Normal" style:list-style-name="LFO2" style:family="paragraph">
      <style:paragraph-properties fo:text-align="justify" fo:margin-bottom="0.1666in" fo:line-height="100%" fo:background-color="#FFFFFF"/>
    </style:style>
    <style:style style:name="T73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 fo:language="en"/>
    </style:style>
    <style:style style:name="T74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 fo:language="en"/>
    </style:style>
    <style:style style:name="T75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 fo:language="en"/>
    </style:style>
    <style:style style:name="T76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 fo:language="en"/>
    </style:style>
    <style:style style:name="T77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 fo:language="en"/>
    </style:style>
    <style:style style:name="T78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 fo:language="en"/>
    </style:style>
    <style:style style:name="T79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 fo:language="en"/>
    </style:style>
    <style:style style:name="T80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 fo:language="en"/>
    </style:style>
    <style:style style:name="T81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 fo:language="en"/>
    </style:style>
    <style:style style:name="P82" style:parent-style-name="Normal" style:list-style-name="LFO2" style:family="paragraph">
      <style:paragraph-properties fo:text-align="justify" fo:margin-bottom="0.1666in" fo:line-height="100%" fo:background-color="#FFFFFF"/>
    </style:style>
    <style:style style:name="T83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84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85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86" style:parent-style-name="Normal" style:list-style-name="LFO2" style:family="paragraph">
      <style:paragraph-properties fo:text-align="justify" fo:margin-bottom="0.1666in" fo:line-height="100%" fo:background-color="#FFFFFF"/>
    </style:style>
    <style:style style:name="T87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88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89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90" style:parent-style-name="Normal" style:list-style-name="LFO2" style:family="paragraph">
      <style:paragraph-properties fo:text-align="justify" fo:margin-bottom="0.1666in" fo:line-height="100%" fo:background-color="#FFFFFF"/>
    </style:style>
    <style:style style:name="T91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92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 fo:language="en"/>
    </style:style>
    <style:style style:name="T93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94" style:parent-style-name="Normal" style:list-style-name="LFO2" style:family="paragraph">
      <style:paragraph-properties fo:text-align="justify" fo:margin-top="0.0694in" fo:margin-bottom="0.0694in" fo:line-height="100%" fo:background-color="#FFFFFF"/>
    </style:style>
    <style:style style:name="T95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96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97" style:parent-style-name="Normal" style:list-style-name="LFO2" style:family="paragraph">
      <style:paragraph-properties fo:text-align="justify" fo:margin-top="0.0694in" fo:margin-bottom="0.0694in" fo:line-height="100%" fo:background-color="#FFFFFF"/>
    </style:style>
    <style:style style:name="T98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99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100" style:parent-style-name="Normal" style:list-style-name="LFO2" style:family="paragraph">
      <style:paragraph-properties fo:text-align="justify" fo:margin-top="0.0694in" fo:margin-bottom="0.0694in" fo:line-height="100%" fo:background-color="#FFFFFF"/>
    </style:style>
    <style:style style:name="T101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102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103" style:parent-style-name="Normal" style:list-style-name="LFO2" style:family="paragraph">
      <style:paragraph-properties fo:text-align="justify" fo:margin-top="0.0694in" fo:margin-bottom="0.0694in" fo:line-height="100%" fo:background-color="#FFFFFF"/>
    </style:style>
    <style:style style:name="T104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105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106" style:parent-style-name="Normal" style:list-style-name="LFO2" style:family="paragraph">
      <style:paragraph-properties fo:text-align="justify" fo:margin-top="0.0694in" fo:margin-bottom="0.0694in" fo:line-height="100%" fo:background-color="#FFFFFF"/>
    </style:style>
    <style:style style:name="T107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108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109" style:parent-style-name="Normal" style:list-style-name="LFO2" style:family="paragraph">
      <style:paragraph-properties fo:text-align="justify" fo:margin-top="0.0694in" fo:margin-bottom="0.0694in" fo:line-height="100%" fo:background-color="#FFFFFF"/>
    </style:style>
    <style:style style:name="T110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111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112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113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</office:automatic-styles>
  <office:body>
    <office:text text:use-soft-page-breaks="true">
      <text:list text:style-name="LFO1" text:continue-numbering="true">
        <text:list-item>
          <text:p text:style-name="P1">Los campos de nuestro formulario deben estar organizados de forma lógica.</text:p>
        </text:list-item>
        <text:list-item>
          <text:p text:style-name="P2">Los nombres de los campos deben ser los más claros posibles y que no den lugar a ambigüedades.</text:p>
        </text:list-item>
        <text:list-item>
          <text:p text:style-name="P3">Se debe indicar los elementos que son obligatorios, así además de aparecer indicados con algún color o símbolo, sería conveniente que en la etiqueta apareciera la palabra obligatorio. Esto se ve más necesario para personas con problemas visuales que tienen que apoyarse de lectores digitales.</text:p>
        </text:list-item>
        <text:list-item>
          <text:p text:style-name="P4">En la medida que sea posible es bueno agrupar primero los campos obligatorios y posteriormente los opcionales. Esto no debe ir en contra de la primera afirmación mencionada anteriormente.</text:p>
        </text:list-item>
        <text:list-item>
          <text:p text:style-name="P5"><text:span text:style-name="T6">Debemos poder acceder a todos los campos de nuestro formulario a través de teclado y no olvidar que dicho acceso debe ser lógico. Para ello podemos utilizar el atributo </text:span><text:span text:style-name="T7">tabindex</text:span><text:span text:style-name="T8">.</text:span></text:p>
        </text:list-item>
        <text:list-item>
          <text:p text:style-name="P9"><text:span text:style-name="T10">Todos nuestros campos deben ir acompañados de una etiqueta, que nos dé información sobre el campo. Para campos como </text:span><text:span text:style-name="T11">input</text:span><text:span text:style-name="T12">, </text:span><text:span text:style-name="T13">textarea</text:span><text:span text:style-name="T14"> la etiqueta debe ir a la izquierda, para campos como </text:span><text:span text:style-name="T15">option</text:span><text:span text:style-name="T16"> o </text:span><text:span text:style-name="T17">checkbox</text:span><text:span text:style-name="T18"> debe ir a la derecha. Relacionado cada atributo </text:span><text:span text:style-name="T19">for</text:span><text:span text:style-name="T20"> de una etiqueta </text:span><text:span text:style-name="T21">&lt;label&gt;&lt;\label&gt; </text:span><text:span text:style-name="T22">debe ir asociada con un único </text:span><text:span text:style-name="T23">id</text:span><text:span text:style-name="T24"> (atributo) de la etiqueta </text:span><text:span text:style-name="T25">&lt;input&gt;&lt;\input&gt;.</text:span></text:p>
        </text:list-item>
        <text:list-item>
          <text:p text:style-name="P26">El uso de la etiqueta además de dar información, amplia la superficie de nuestro campo, ya que al hacer clic sobre la etiqueta, el foco lo cogerá el campo asociado.</text:p>
        </text:list-item>
        <text:list-item>
          <text:p text:style-name="P27"><text:span text:style-name="T28">Podemos utilizar el atrituto </text:span><text:span text:style-name="T29">title</text:span><text:span text:style-name="T30">, que nos permite dar información del elemento con el que va relacionado.</text:span></text:p>
        </text:list-item>
        <text:list-item>
          <text:p text:style-name="P31"><text:span text:style-name="T32">Con </text:span><text:span text:style-name="T33">HTML</text:span><text:span text:style-name="T34">5, disponemos de nuevos tipos de campos, dicho tipo se puede seleccionar con el atributo </text:span><text:span text:style-name="T35">type</text:span><text:span text:style-name="T36"> en la etiqueta </text:span><text:span text:style-name="T37">input</text:span><text:span text:style-name="T38">, así algunos valores son, </text:span><text:span text:style-name="T39">tel</text:span><text:span text:style-name="T40">, </text:span><text:span text:style-name="T41">email</text:span><text:span text:style-name="T42">, </text:span><text:span text:style-name="T43">number</text:span><text:span text:style-name="T44">, </text:span><text:span text:style-name="T45">search</text:span><text:span text:style-name="T46">, etcétera.</text:span></text:p>
        </text:list-item>
        <text:list-item>
          <text:p text:style-name="P47">El tamaño de los campos debe ser proporcionado teniendo en cuenta los caracteres que tenemos que introducir, así campos con longitudes iguales o similares deben tener el mismo tamaño.</text:p>
        </text:list-item>
        <text:list-item>
          <text:p text:style-name="P48"><text:span text:style-name="T49">Para agrupar los elementos del formulario podemos hacer uso de las etiquetas </text:span><text:span text:style-name="T50">&lt;fieldset&gt; &lt;/fieldset&gt;</text:span><text:span text:style-name="T51"> y </text:span><text:span text:style-name="T52">&lt;legend&gt;&lt;/legend&gt;</text:span><text:span text:style-name="T53">.</text:span></text:p>
        </text:list-item>
        <text:list-item>
          <text:p text:style-name="P54">Los formularios no deben tener demasiados campos, en caso de que esto no se cumpla, se pueden ir haciendo visible al usuario poco a poco, así puede paginarse el formulario o pueden visualizarse por grupos de campos, una vez relleno un grupo aparecerá el siguiente.</text:p>
        </text:list-item>
        <text:list-item>
          <text:p text:style-name="P55">Hay que informar a los usuarios de los errores producidos.</text:p>
        </text:list-item>
        <text:list-item>
          <text:p text:style-name="P56"><text:span text:style-name="T57">Con el atributo pattern podemos asegurarnos que los valores introducidos son correctos. El atributo </text:span><text:span text:style-name="T58">pattern</text:span><text:span text:style-name="T59"> se acompaña de una expresión regular. Ej </text:span><text:span text:style-name="T60">pattern=”[0-9]*”</text:span><text:span text:style-name="T61"> nos indica que tenemos que introducir un dígito numérico (del 0 al 9) cero o más veces. Si el carácter </text:span><text:span text:style-name="T62">*</text:span><text:span text:style-name="T63"> se sustituye por </text:span><text:span text:style-name="T64">+</text:span><text:span text:style-name="T65"> indica que habrá que introducirlo 1 o más veces.</text:span></text:p>
        </text:list-item>
      </text:list>
      <text:p text:style-name="P66"><text:span text:style-name="T67">pattern=”[0-9]</text:span><text:span text:style-name="T68">{</text:span><text:span text:style-name="T69">5</text:span><text:span text:style-name="T70">}</text:span><text:span text:style-name="T71">” --&gt; habrá que introducir un digito numérico 5 veces</text:span></text:p>
      <text:list text:style-name="LFO2" text:continue-numbering="true">
        <text:list-item>
          <text:p text:style-name="P72"><text:span text:style-name="T73">Relacionado con las dos anteriores afirmaciones podemos hacer que el formulario se valide, propiedad </text:span><text:span text:style-name="T74">validate</text:span><text:span text:style-name="T75"> y ayudándonos de nuestro CSS, con la pseudoclase </text:span><text:span text:style-name="T76">:invalid</text:span><text:span text:style-name="T77"> indicar que valores son incorrectos. Pseudo-clases relacionadas </text:span><text:span text:style-name="T78">:invalid</text:span><text:span text:style-name="T79"> y </text:span><text:span text:style-name="T80">:valid</text:span><text:span text:style-name="T81">.</text:span></text:p>
        </text:list-item>
        <text:list-item>
          <text:p text:style-name="P82"><text:span text:style-name="T83">Podemos utilizar el atributo </text:span><text:span text:style-name="T84">placeholder</text:span><text:span text:style-name="T85"> para indicar el tipo de información a introducir.</text:span></text:p>
        </text:list-item>
        <text:list-item>
          <text:p text:style-name="P86"><text:span text:style-name="T87">Se puede utilizar la función de autcompletado con el atributo </text:span><text:span text:style-name="T88">autocomplete</text:span><text:span text:style-name="T89">. </text:span></text:p>
        </text:list-item>
        <text:list-item>
          <text:p text:style-name="P90"><text:span text:style-name="T91">Algunos atributos que podemos utilizar con nuestros campos o </text:span><text:span text:style-name="T92">inputs </text:span><text:span text:style-name="T93">y que nos permitirán controlar la validación y así posibles errores son: </text:span></text:p>
          <text:list text:continue-numbering="true">
            <text:list-item>
              <text:p text:style-name="P94"><text:span text:style-name="T95">maxlength, minlength:</text:span><text:span text:style-name="T96"> indica el número máximo y mínimo de caracteres a introducir en un campo.</text:span></text:p>
            </text:list-item>
            <text:list-item>
              <text:p text:style-name="P97"><text:span text:style-name="T98">max,min</text:span><text:span text:style-name="T99">: indica el mayor y menor valor permitido para un campo. Se utiliza para campos numéricos y campos de tipo fecha y hora.</text:span></text:p>
            </text:list-item>
            <text:list-item>
              <text:p text:style-name="P100"><text:span text:style-name="T101">required</text:span><text:span text:style-name="T102">: indica que el campo es obligatorio rellenarlo.</text:span></text:p>
            </text:list-item>
            <text:list-item>
              <text:p text:style-name="P103"><text:span text:style-name="T104">disabled</text:span><text:span text:style-name="T105">: campo desactivado.</text:span></text:p>
            </text:list-item>
            <text:list-item>
              <text:p text:style-name="P106"><text:span text:style-name="T107">readonly</text:span><text:span text:style-name="T108">: campo de solo lectura.</text:span></text:p>
            </text:list-item>
          </text:list>
        </text:list-item>
        <text:list-item>
          <text:p text:style-name="P109"><text:span text:style-name="T110">Cuando tengamos utilizar campos desplegables, intentar que tengan el menor número de elementos. Se pueden agrupar los valores a seleccionar con la etiqueta </text:span><text:span text:style-name="T111">&lt;optgroup&gt; &lt;/optgroup&gt;</text:span><text:span text:style-name="T112"> de los controles </text:span><text:span text:style-name="T113">&lt;select&gt; &lt;/select&gt;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DejaVu Sans Mono" svg:font-family="DejaVu Sans Mono" style:font-family-generic="modern" style:font-pitch="fixed" svg:panose-1="2 11 6 9 3 8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oken" style:display-name="token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dres podadera</dc:creator>
    <meta:creation-date>2024-01-28T18:45:00Z</meta:creation-date>
    <dc:date>2024-01-28T18:46:00Z</dc:date>
    <meta:template xlink:href="Normal.dotm" xlink:type="simple"/>
    <meta:editing-cycles>2</meta:editing-cycles>
    <meta:editing-duration>PT60S</meta:editing-duration>
    <meta:document-statistic meta:page-count="2" meta:paragraph-count="7" meta:word-count="586" meta:character-count="3803" meta:row-count="26" meta:non-whitespace-character-count="3224"/>
  </office:meta>
</office:document-meta>
</file>